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Standard" style:family="paragraph">
      <style:text-properties fo:font-weight="bold" style:font-weight-asian="bold"/>
    </style:style>
    <style:style style:name="P10" style:parent-style-name="Listenabsatz" style:family="paragraph"/>
    <style:style style:name="P11" style:parent-style-name="Listenabsatz" style:family="paragraph"/>
    <style:style style:name="P12" style:parent-style-name="Standard" style:family="paragraph">
      <style:text-properties fo:font-weight="bold" style:font-weight-asian="bold"/>
    </style:style>
    <style:style style:name="P13" style:parent-style-name="Listenabsatz" style:family="paragraph"/>
    <style:style style:name="P14" style:parent-style-name="Listenabsatz" style:family="paragraph"/>
    <style:style style:name="P15" style:parent-style-name="Standard" style:family="paragraph">
      <style:text-properties fo:font-weight="bold" style:font-weight-asian="bold"/>
    </style:style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Standard" style:family="paragraph">
      <style:text-properties fo:font-weight="bold" style:font-weight-asian="bold"/>
    </style:style>
    <style:style style:name="P22" style:parent-style-name="Listenabsatz" style:family="paragraph"/>
    <style:style style:name="P23" style:parent-style-name="Listenabsatz" style:family="paragraph"/>
    <style:style style:name="P24" style:parent-style-name="Listenabsatz" style:family="paragraph"/>
    <style:style style:name="P25" style:parent-style-name="Listenabsatz" style:family="paragraph"/>
    <style:style style:name="P26" style:parent-style-name="Listenabsatz" style:family="paragraph"/>
    <style:style style:name="P27" style:parent-style-name="Listenabsatz" style:family="paragraph"/>
    <style:style style:name="P28" style:parent-style-name="Standard" style:family="paragraph">
      <style:text-properties fo:font-weight="bold" style:font-weight-asian="bold"/>
    </style:style>
    <style:style style:name="P29" style:parent-style-name="Listenabsatz" style:family="paragraph"/>
    <style:style style:name="P30" style:parent-style-name="Listenabsatz" style:family="paragraph"/>
    <style:style style:name="P31" style:parent-style-name="Listenabsatz" style:family="paragraph"/>
    <style:style style:name="P32" style:parent-style-name="Listenabsatz" style:family="paragraph"/>
    <style:style style:name="P33" style:parent-style-name="Listenabsatz" style:family="paragraph"/>
    <style:style style:name="P34" style:parent-style-name="Listenabsatz" style:family="paragraph"/>
    <style:style style:name="P35" style:parent-style-name="Listenabsatz" style:family="paragraph"/>
    <style:style style:name="P36" style:parent-style-name="Listenabsatz" style:family="paragraph"/>
  </office:automatic-styles>
  <office:body>
    <office:text text:use-soft-page-breaks="true">
      <text:p text:style-name="P1">Namen: Sara Knezevic, Max Hilzensauer, Florentina El<text:s/>Gammal</text:p>
      <text:p text:style-name="Standard">Datum: 9.1.2018</text:p>
      <text:p text:style-name="Standard">Projektname: Multimedianer</text:p>
      <text:p text:style-name="Standard">Feedback der anderen Gruppen an uns:</text:p>
      <text:list text:style-name="LFO4" text:continue-numbering="true">
        <text:list-item>
          <text:p text:style-name="P2">sehr gute Animation</text:p>
        </text:list-item>
        <text:list-item>
          <text:p text:style-name="P3">Maus sollte beim Auswählen über dem Kästchen sein</text:p>
        </text:list-item>
        <text:list-item>
          <text:p text:style-name="P4">für richtig oder falsch Farben verwenden</text:p>
        </text:list-item>
        <text:list-item>
          <text:p text:style-name="P5">beim Beantworten der Fragen Zeitlimit einfügen</text:p>
        </text:list-item>
        <text:list-item>
          <text:p text:style-name="P6">Silhouette weniger Deckkraft geben wenn sie sich füllt, sodass die Farben des Multimediales sich besser abheben wenn er sich füllt.</text:p>
        </text:list-item>
        <text:list-item>
          <text:p text:style-name="P7">mehr Farben verwenden</text:p>
        </text:list-item>
        <text:list-item>
          <text:p text:style-name="P8">Farben zu dunkel</text:p>
        </text:list-item>
      </text:list>
      <text:p text:style-name="Standard"/>
      <text:p text:style-name="Standard">Überarbeitung Konzept mit<text:s/>Ansatz für Unity:<text:line-break/>Konzept für benötigte<text:s/></text:p>
      <text:h text:style-name="Überschrift1" text:outline-level="1">UI Elements:</text:h>
      <text:p text:style-name="P9">Sprites:</text:p>
      <text:list text:style-name="LFO4" text:continue-numbering="true">
        <text:list-item>
          <text:p text:style-name="P10">Multimedianer – Silhouette</text:p>
        </text:list-item>
        <text:list-item>
          <text:p text:style-name="P11">Multimedianer – Coloured<text:s/>(10%, 20%, 30%...)</text:p>
        </text:list-item>
      </text:list>
      <text:p text:style-name="P12">Canvas:<text:s/></text:p>
      <text:list text:style-name="LFO4" text:continue-numbering="true">
        <text:list-item>
          <text:p text:style-name="P13">Grey background</text:p>
        </text:list-item>
        <text:list-item>
          <text:p text:style-name="P14">White canvas in background</text:p>
        </text:list-item>
      </text:list>
      <text:p text:style-name="P15">Buttons:</text:p>
      <text:list text:style-name="LFO4" text:continue-numbering="true">
        <text:list-item>
          <text:p text:style-name="P16">Start</text:p>
        </text:list-item>
        <text:list-item>
          <text:p text:style-name="P17">Next</text:p>
        </text:list-item>
        <text:list-item>
          <text:p text:style-name="P18">Possible answers<text:s/></text:p>
        </text:list-item>
        <text:list-item>
          <text:p text:style-name="P19">Play again</text:p>
        </text:list-item>
        <text:list-item>
          <text:p text:style-name="P20">Exit</text:p>
        </text:list-item>
      </text:list>
      <text:p text:style-name="P21">Text</text:p>
      <text:list text:style-name="LFO4" text:continue-numbering="true">
        <text:list-item>
          <text:p text:style-name="P22">Headline</text:p>
        </text:list-item>
        <text:list-item>
          <text:p text:style-name="P23">Question area</text:p>
        </text:list-item>
        <text:list-item>
          <text:p text:style-name="P24">Question Number</text:p>
        </text:list-item>
        <text:list-item>
          <text:p text:style-name="P25">Right/Wrong</text:p>
        </text:list-item>
        <text:list-item>
          <text:p text:style-name="P26">Congratulations</text:p>
        </text:list-item>
        <text:list-item>
          <text:p text:style-name="P27">Percentage<text:s/></text:p>
        </text:list-item>
      </text:list>
      <text:p text:style-name="P28">Other UI</text:p>
      <text:list text:style-name="LFO4" text:continue-numbering="true">
        <text:list-item>
          <text:p text:style-name="P29">Timer</text:p>
        </text:list-item>
      </text:list>
      <text:soft-page-break/>
      <text:h text:style-name="Überschrift1" text:outline-level="1">Scripts:</text:h>
      <text:list text:style-name="LFO4" text:continue-numbering="true">
        <text:list-item>
          <text:p text:style-name="P30">Scenemanager</text:p>
        </text:list-item>
        <text:list-item>
          <text:p text:style-name="P31">Countdown</text:p>
        </text:list-item>
        <text:list-item>
          <text:p text:style-name="P32">Sceneloader</text:p>
        </text:list-item>
        <text:list-item>
          <text:p text:style-name="P33">Show Question</text:p>
        </text:list-item>
        <text:list-item>
          <text:p text:style-name="P34">ScoreDisplay</text:p>
        </text:list-item>
        <text:list-item>
          <text:p text:style-name="P35">Scenereload</text:p>
        </text:list-item>
        <text:list-item>
          <text:p text:style-name="P36">Gamelogic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language="en" fo:country="AU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Hilzensauer</meta:initial-creator>
    <dc:creator>Max Hilzensauer</dc:creator>
    <meta:creation-date>2019-01-09T08:48:00Z</meta:creation-date>
    <dc:date>2019-01-09T10:34:00Z</dc:date>
    <meta:print-date>2019-01-09T09:19:00Z</meta:print-date>
    <meta:template xlink:href="Normal.dotm" xlink:type="simple"/>
    <meta:editing-cycles>3</meta:editing-cycles>
    <meta:editing-duration>PT0S</meta:editing-duration>
    <meta:document-statistic meta:page-count="2" meta:paragraph-count="1" meta:word-count="127" meta:character-count="927" meta:row-count="6" meta:non-whitespace-character-count="801"/>
  </office:meta>
</office:document-meta>
</file>